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co3" style:family="table-column">
      <style:table-column-properties fo:break-before="auto" style:column-width="1.204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8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H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3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Exclud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table:style-name="ce34" office:value-type="string" calcext:value-type="string">
            <text:p>Radius</text:p>
          </table:table-cell>
          <table:table-cell table:style-name="ce35" office:value-type="string" calcext:value-type="string">
            <text:p>Lightness (L*) </text:p>
          </table:table-cell>
          <table:table-cell table:style-name="ce38" office:value-type="string" calcext:value-type="string">
            <text:p>Chroma (C*)</text:p>
          </table:table-cell>
          <table:table-cell table:style-name="ce38" office:value-type="string" calcext:value-type="string">
            <text:p>Hue (h)</text:p>
          </table:table-cell>
          <table:table-cell table:number-columns-repeated="3"/>
        </table:table-row>
        <table:table-row table:style-name="ro3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32" table:content-validation-name="val1"/>
          <table:table-cell table:style-name="ce32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3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32" table:content-validation-name="val1"/>
          <table:table-cell table:style-name="ce32" table:content-validation-name="val2"/>
          <table:table-cell table:style-name="ce2" table:number-columns-repeated="3"/>
          <table:table-cell table:style-name="ce43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3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32" table:content-validation-name="val1"/>
          <table:table-cell table:style-name="ce32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3">
          <table:table-cell table:style-name="ce6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32" table:content-validation-name="val1"/>
          <table:table-cell table:style-name="ce32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8]=&quot;&quot;;&quot;&quot;;IF([.A8]&lt;=1;[.A8]*100;[.A8]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SQRT(_xlpm.a_val^2 + _xlpm.b_val^2)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9]=&quot;&quot;;&quot;&quot;;IF([.A9]&lt;=1;[.A9]*100;[.A9]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SQRT(_xlpm.a_val^2 + _xlpm.b_val^2)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0]=&quot;&quot;;&quot;&quot;;IF([.A10]&lt;=1;[.A10]*100;[.A10]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SQRT(_xlpm.a_val^2 + _xlpm.b_val^2)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1]=&quot;&quot;;&quot;&quot;;IF([.A11]&lt;=1;[.A11]*100;[.A11]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SQRT(_xlpm.a_val^2 + _xlpm.b_val^2)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2]=&quot;&quot;;&quot;&quot;;IF([.A12]&lt;=1;[.A12]*100;[.A12]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SQRT(_xlpm.a_val^2 + _xlpm.b_val^2)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3]=&quot;&quot;;&quot;&quot;;IF([.A13]&lt;=1;[.A13]*100;[.A13]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SQRT(_xlpm.a_val^2 + _xlpm.b_val^2)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4]=&quot;&quot;;&quot;&quot;;IF([.A14]&lt;=1;[.A14]*100;[.A14]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SQRT(_xlpm.a_val^2 + _xlpm.b_val^2)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5]=&quot;&quot;;&quot;&quot;;IF([.A15]&lt;=1;[.A15]*100;[.A15]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SQRT(_xlpm.a_val^2 + _xlpm.b_val^2)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6]=&quot;&quot;;&quot;&quot;;IF([.A16]&lt;=1;[.A16]*100;[.A16]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SQRT(_xlpm.a_val^2 + _xlpm.b_val^2)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7]=&quot;&quot;;&quot;&quot;;IF([.A17]&lt;=1;[.A17]*100;[.A17]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SQRT(_xlpm.a_val^2 + _xlpm.b_val^2)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8]=&quot;&quot;;&quot;&quot;;IF([.A18]&lt;=1;[.A18]*100;[.A18]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SQRT(_xlpm.a_val^2 + _xlpm.b_val^2)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DEGREES(ATAN2(_xlpm.a_val; _xlpm.b_val))))">
            <text:p/>
          </table:table-cell>
          <table:table-cell table:style-name="ce10"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19]=&quot;&quot;;&quot;&quot;;IF([.A19]&lt;=1;[.A19]*100;[.A19]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SQRT(_xlpm.a_val^2 + _xlpm.b_val^2)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0]=&quot;&quot;;&quot;&quot;;IF([.A20]&lt;=1;[.A20]*100;[.A20]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SQRT(_xlpm.a_val^2 + _xlpm.b_val^2)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1]=&quot;&quot;;&quot;&quot;;IF([.A21]&lt;=1;[.A21]*100;[.A21]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SQRT(_xlpm.a_val^2 + _xlpm.b_val^2)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2]=&quot;&quot;;&quot;&quot;;IF([.A22]&lt;=1;[.A22]*100;[.A22]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SQRT(_xlpm.a_val^2 + _xlpm.b_val^2)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3]=&quot;&quot;;&quot;&quot;;IF([.A23]&lt;=1;[.A23]*100;[.A23]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SQRT(_xlpm.a_val^2 + _xlpm.b_val^2)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4]=&quot;&quot;;&quot;&quot;;IF([.A24]&lt;=1;[.A24]*100;[.A24]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SQRT(_xlpm.a_val^2 + _xlpm.b_val^2)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DEGREES(ATAN2(_xlpm.a_val; _xlpm.b_val))))">
            <text:p/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5]=&quot;&quot;;&quot;&quot;;IF([.A25]&lt;=1;[.A25]*100;[.A25]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SQRT(_xlpm.a_val^2 + _xlpm.b_val^2)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6]=&quot;&quot;;&quot;&quot;;IF([.A26]&lt;=1;[.A26]*100;[.A26]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SQRT(_xlpm.a_val^2 + _xlpm.b_val^2)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7]=&quot;&quot;;&quot;&quot;;IF([.A27]&lt;=1;[.A27]*100;[.A27]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SQRT(_xlpm.a_val^2 + _xlpm.b_val^2)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8]=&quot;&quot;;&quot;&quot;;IF([.A28]&lt;=1;[.A28]*100;[.A28]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SQRT(_xlpm.a_val^2 + _xlpm.b_val^2)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29]=&quot;&quot;;&quot;&quot;;IF([.A29]&lt;=1;[.A29]*100;[.A29]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SQRT(_xlpm.a_val^2 + _xlpm.b_val^2)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0]=&quot;&quot;;&quot;&quot;;IF([.A30]&lt;=1;[.A30]*100;[.A30]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SQRT(_xlpm.a_val^2 + _xlpm.b_val^2)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1]=&quot;&quot;;&quot;&quot;;IF([.A31]&lt;=1;[.A31]*100;[.A31]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SQRT(_xlpm.a_val^2 + _xlpm.b_val^2)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2]=&quot;&quot;;&quot;&quot;;IF([.A32]&lt;=1;[.A32]*100;[.A32]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SQRT(_xlpm.a_val^2 + _xlpm.b_val^2)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3]=&quot;&quot;;&quot;&quot;;IF([.A33]&lt;=1;[.A33]*100;[.A33]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SQRT(_xlpm.a_val^2 + _xlpm.b_val^2)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4]=&quot;&quot;;&quot;&quot;;IF([.A34]&lt;=1;[.A34]*100;[.A34]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SQRT(_xlpm.a_val^2 + _xlpm.b_val^2)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5]=&quot;&quot;;&quot;&quot;;IF([.A35]&lt;=1;[.A35]*100;[.A35]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SQRT(_xlpm.a_val^2 + _xlpm.b_val^2)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3"/>
          <table:table-cell/>
          <table:table-cell table:style-name="ce37" table:formula="of:=IF([.A36]=&quot;&quot;;&quot;&quot;;IF([.A36]&lt;=1;[.A36]*100;[.A36]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SQRT(_xlpm.a_val^2 + _xlpm.b_val^2)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37]=&quot;&quot;;&quot;&quot;;IF([.A37]&lt;=1;[.A37]*100;[.A37]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SQRT(_xlpm.a_val^2 + _xlpm.b_val^2)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38]=&quot;&quot;;&quot;&quot;;IF([.A38]&lt;=1;[.A38]*100;[.A38]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SQRT(_xlpm.a_val^2 + _xlpm.b_val^2)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39]=&quot;&quot;;&quot;&quot;;IF([.A39]&lt;=1;[.A39]*100;[.A39]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SQRT(_xlpm.a_val^2 + _xlpm.b_val^2)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0]=&quot;&quot;;&quot;&quot;;IF([.A40]&lt;=1;[.A40]*100;[.A40]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SQRT(_xlpm.a_val^2 + _xlpm.b_val^2)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1]=&quot;&quot;;&quot;&quot;;IF([.A41]&lt;=1;[.A41]*100;[.A41]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SQRT(_xlpm.a_val^2 + _xlpm.b_val^2)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2]=&quot;&quot;;&quot;&quot;;IF([.A42]&lt;=1;[.A42]*100;[.A42]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SQRT(_xlpm.a_val^2 + _xlpm.b_val^2)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3]=&quot;&quot;;&quot;&quot;;IF([.A43]&lt;=1;[.A43]*100;[.A43]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SQRT(_xlpm.a_val^2 + _xlpm.b_val^2)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4]=&quot;&quot;;&quot;&quot;;IF([.A44]&lt;=1;[.A44]*100;[.A44]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SQRT(_xlpm.a_val^2 + _xlpm.b_val^2)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5]=&quot;&quot;;&quot;&quot;;IF([.A45]&lt;=1;[.A45]*100;[.A45]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SQRT(_xlpm.a_val^2 + _xlpm.b_val^2)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6]=&quot;&quot;;&quot;&quot;;IF([.A46]&lt;=1;[.A46]*100;[.A46]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SQRT(_xlpm.a_val^2 + _xlpm.b_val^2)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7]=&quot;&quot;;&quot;&quot;;IF([.A47]&lt;=1;[.A47]*100;[.A47]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SQRT(_xlpm.a_val^2 + _xlpm.b_val^2)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8]=&quot;&quot;;&quot;&quot;;IF([.A48]&lt;=1;[.A48]*100;[.A48]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SQRT(_xlpm.a_val^2 + _xlpm.b_val^2)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49]=&quot;&quot;;&quot;&quot;;IF([.A49]&lt;=1;[.A49]*100;[.A49]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SQRT(_xlpm.a_val^2 + _xlpm.b_val^2)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50]=&quot;&quot;;&quot;&quot;;IF([.A50]&lt;=1;[.A50]*100;[.A50]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SQRT(_xlpm.a_val^2 + _xlpm.b_val^2)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43" table:content-validation-name="val4"/>
          <table:table-cell/>
          <table:table-cell table:style-name="ce37" table:formula="of:=IF([.A51]=&quot;&quot;;&quot;&quot;;IF([.A51]&lt;=1;[.A51]*100;[.A51]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SQRT(_xlpm.a_val^2 + _xlpm.b_val^2)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2]=&quot;&quot;;&quot;&quot;;IF([.A52]&lt;=1;[.A52]*100;[.A52]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SQRT(_xlpm.a_val^2 + _xlpm.b_val^2)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3]=&quot;&quot;;&quot;&quot;;IF([.A53]&lt;=1;[.A53]*100;[.A53]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SQRT(_xlpm.a_val^2 + _xlpm.b_val^2)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4]=&quot;&quot;;&quot;&quot;;IF([.A54]&lt;=1;[.A54]*100;[.A54]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SQRT(_xlpm.a_val^2 + _xlpm.b_val^2)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5]=&quot;&quot;;&quot;&quot;;IF([.A55]&lt;=1;[.A55]*100;[.A55]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SQRT(_xlpm.a_val^2 + _xlpm.b_val^2)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6]=&quot;&quot;;&quot;&quot;;IF([.A56]&lt;=1;[.A56]*100;[.A56]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SQRT(_xlpm.a_val^2 + _xlpm.b_val^2)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7]=&quot;&quot;;&quot;&quot;;IF([.A57]&lt;=1;[.A57]*100;[.A57]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SQRT(_xlpm.a_val^2 + _xlpm.b_val^2)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58]=&quot;&quot;;&quot;&quot;;IF([.A58]&lt;=1;[.A58]*100;[.A58]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SQRT(_xlpm.a_val^2 + _xlpm.b_val^2)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59]=&quot;&quot;;&quot;&quot;;IF([.A59]&lt;=1;[.A59]*100;[.A59]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SQRT(_xlpm.a_val^2 + _xlpm.b_val^2)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0]=&quot;&quot;;&quot;&quot;;IF([.A60]&lt;=1;[.A60]*100;[.A60]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SQRT(_xlpm.a_val^2 + _xlpm.b_val^2)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1]=&quot;&quot;;&quot;&quot;;IF([.A61]&lt;=1;[.A61]*100;[.A61]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SQRT(_xlpm.a_val^2 + _xlpm.b_val^2)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2]=&quot;&quot;;&quot;&quot;;IF([.A62]&lt;=1;[.A62]*100;[.A62]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SQRT(_xlpm.a_val^2 + _xlpm.b_val^2)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3]=&quot;&quot;;&quot;&quot;;IF([.A63]&lt;=1;[.A63]*100;[.A63]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SQRT(_xlpm.a_val^2 + _xlpm.b_val^2)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4]=&quot;&quot;;&quot;&quot;;IF([.A64]&lt;=1;[.A64]*100;[.A64]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SQRT(_xlpm.a_val^2 + _xlpm.b_val^2)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5]=&quot;&quot;;&quot;&quot;;IF([.A65]&lt;=1;[.A65]*100;[.A65]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SQRT(_xlpm.a_val^2 + _xlpm.b_val^2)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6]=&quot;&quot;;&quot;&quot;;IF([.A66]&lt;=1;[.A66]*100;[.A66]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SQRT(_xlpm.a_val^2 + _xlpm.b_val^2)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7]=&quot;&quot;;&quot;&quot;;IF([.A67]&lt;=1;[.A67]*100;[.A67]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SQRT(_xlpm.a_val^2 + _xlpm.b_val^2)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8]=&quot;&quot;;&quot;&quot;;IF([.A68]&lt;=1;[.A68]*100;[.A68]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SQRT(_xlpm.a_val^2 + _xlpm.b_val^2)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69]=&quot;&quot;;&quot;&quot;;IF([.A69]&lt;=1;[.A69]*100;[.A69]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SQRT(_xlpm.a_val^2 + _xlpm.b_val^2)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0]=&quot;&quot;;&quot;&quot;;IF([.A70]&lt;=1;[.A70]*100;[.A70]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SQRT(_xlpm.a_val^2 + _xlpm.b_val^2)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1]=&quot;&quot;;&quot;&quot;;IF([.A71]&lt;=1;[.A71]*100;[.A71]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SQRT(_xlpm.a_val^2 + _xlpm.b_val^2)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2]=&quot;&quot;;&quot;&quot;;IF([.A72]&lt;=1;[.A72]*100;[.A72]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SQRT(_xlpm.a_val^2 + _xlpm.b_val^2)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3]=&quot;&quot;;&quot;&quot;;IF([.A73]&lt;=1;[.A73]*100;[.A73]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SQRT(_xlpm.a_val^2 + _xlpm.b_val^2)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4]=&quot;&quot;;&quot;&quot;;IF([.A74]&lt;=1;[.A74]*100;[.A74]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SQRT(_xlpm.a_val^2 + _xlpm.b_val^2)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5]=&quot;&quot;;&quot;&quot;;IF([.A75]&lt;=1;[.A75]*100;[.A75]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SQRT(_xlpm.a_val^2 + _xlpm.b_val^2)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6]=&quot;&quot;;&quot;&quot;;IF([.A76]&lt;=1;[.A76]*100;[.A76]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SQRT(_xlpm.a_val^2 + _xlpm.b_val^2)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7]=&quot;&quot;;&quot;&quot;;IF([.A77]&lt;=1;[.A77]*100;[.A77]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SQRT(_xlpm.a_val^2 + _xlpm.b_val^2)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8]=&quot;&quot;;&quot;&quot;;IF([.A78]&lt;=1;[.A78]*100;[.A78]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SQRT(_xlpm.a_val^2 + _xlpm.b_val^2)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79]=&quot;&quot;;&quot;&quot;;IF([.A79]&lt;=1;[.A79]*100;[.A79]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SQRT(_xlpm.a_val^2 + _xlpm.b_val^2)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0]=&quot;&quot;;&quot;&quot;;IF([.A80]&lt;=1;[.A80]*100;[.A80]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SQRT(_xlpm.a_val^2 + _xlpm.b_val^2)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1]=&quot;&quot;;&quot;&quot;;IF([.A81]&lt;=1;[.A81]*100;[.A81]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SQRT(_xlpm.a_val^2 + _xlpm.b_val^2)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2]=&quot;&quot;;&quot;&quot;;IF([.A82]&lt;=1;[.A82]*100;[.A82]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SQRT(_xlpm.a_val^2 + _xlpm.b_val^2)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3]=&quot;&quot;;&quot;&quot;;IF([.A83]&lt;=1;[.A83]*100;[.A83]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SQRT(_xlpm.a_val^2 + _xlpm.b_val^2)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4]=&quot;&quot;;&quot;&quot;;IF([.A84]&lt;=1;[.A84]*100;[.A84]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SQRT(_xlpm.a_val^2 + _xlpm.b_val^2)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5]=&quot;&quot;;&quot;&quot;;IF([.A85]&lt;=1;[.A85]*100;[.A85]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SQRT(_xlpm.a_val^2 + _xlpm.b_val^2)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6]=&quot;&quot;;&quot;&quot;;IF([.A86]&lt;=1;[.A86]*100;[.A86]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SQRT(_xlpm.a_val^2 + _xlpm.b_val^2)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7]=&quot;&quot;;&quot;&quot;;IF([.A87]&lt;=1;[.A87]*100;[.A87]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SQRT(_xlpm.a_val^2 + _xlpm.b_val^2)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8]=&quot;&quot;;&quot;&quot;;IF([.A88]&lt;=1;[.A88]*100;[.A88]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SQRT(_xlpm.a_val^2 + _xlpm.b_val^2)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89]=&quot;&quot;;&quot;&quot;;IF([.A89]&lt;=1;[.A89]*100;[.A89]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SQRT(_xlpm.a_val^2 + _xlpm.b_val^2)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0]=&quot;&quot;;&quot;&quot;;IF([.A90]&lt;=1;[.A90]*100;[.A90]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SQRT(_xlpm.a_val^2 + _xlpm.b_val^2)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1]=&quot;&quot;;&quot;&quot;;IF([.A91]&lt;=1;[.A91]*100;[.A91]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SQRT(_xlpm.a_val^2 + _xlpm.b_val^2)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2]=&quot;&quot;;&quot;&quot;;IF([.A92]&lt;=1;[.A92]*100;[.A92]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SQRT(_xlpm.a_val^2 + _xlpm.b_val^2)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2"/>
          <table:table-cell table:style-name="ce14" table:number-columns-repeated="2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3]=&quot;&quot;;&quot;&quot;;IF([.A93]&lt;=1;[.A93]*100;[.A93]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SQRT(_xlpm.a_val^2 + _xlpm.b_val^2)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4]=&quot;&quot;;&quot;&quot;;IF([.A94]&lt;=1;[.A94]*100;[.A94]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SQRT(_xlpm.a_val^2 + _xlpm.b_val^2)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5]=&quot;&quot;;&quot;&quot;;IF([.A95]&lt;=1;[.A95]*100;[.A95]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SQRT(_xlpm.a_val^2 + _xlpm.b_val^2)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6]=&quot;&quot;;&quot;&quot;;IF([.A96]&lt;=1;[.A96]*100;[.A96]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SQRT(_xlpm.a_val^2 + _xlpm.b_val^2)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7]=&quot;&quot;;&quot;&quot;;IF([.A97]&lt;=1;[.A97]*100;[.A97]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SQRT(_xlpm.a_val^2 + _xlpm.b_val^2)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8]=&quot;&quot;;&quot;&quot;;IF([.A98]&lt;=1;[.A98]*100;[.A98]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SQRT(_xlpm.a_val^2 + _xlpm.b_val^2)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99]=&quot;&quot;;&quot;&quot;;IF([.A99]&lt;=1;[.A99]*100;[.A99]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SQRT(_xlpm.a_val^2 + _xlpm.b_val^2)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0]=&quot;&quot;;&quot;&quot;;IF([.A100]&lt;=1;[.A100]*100;[.A100]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SQRT(_xlpm.a_val^2 + _xlpm.b_val^2)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1]=&quot;&quot;;&quot;&quot;;IF([.A101]&lt;=1;[.A101]*100;[.A101]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SQRT(_xlpm.a_val^2 + _xlpm.b_val^2)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2]=&quot;&quot;;&quot;&quot;;IF([.A102]&lt;=1;[.A102]*100;[.A102]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SQRT(_xlpm.a_val^2 + _xlpm.b_val^2)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3]=&quot;&quot;;&quot;&quot;;IF([.A103]&lt;=1;[.A103]*100;[.A103]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SQRT(_xlpm.a_val^2 + _xlpm.b_val^2)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4]=&quot;&quot;;&quot;&quot;;IF([.A104]&lt;=1;[.A104]*100;[.A104]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SQRT(_xlpm.a_val^2 + _xlpm.b_val^2)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43" table:content-validation-name="val2"/>
          <table:table-cell table:number-columns-repeated="3"/>
          <table:table-cell table:style-name="ce33"/>
          <table:table-cell/>
          <table:table-cell table:style-name="ce37" table:formula="of:=IF([.A105]=&quot;&quot;;&quot;&quot;;IF([.A105]&lt;=1;[.A105]*100;[.A105]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SQRT(_xlpm.a_val^2 + _xlpm.b_val^2)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DEGREES(ATAN2(_xlpm.a_val; _xlpm.b_val))))">
            <text:p/>
          </table:table-cell>
          <table:table-cell table:number-columns-repeated="3"/>
        </table:table-row>
        <table:table-row table:style-name="ro3">
          <table:table-cell table:style-name="ce14" table:number-columns-repeated="3"/>
          <table:table-cell table:style-name="ce24"/>
          <table:table-cell table:style-name="ce2"/>
          <table:table-cell table:number-columns-repeated="15"/>
        </table:table-row>
        <table:table-row table:style-name="ro3">
          <table:table-cell table:style-name="ce14" table:number-columns-repeated="3"/>
          <table:table-cell table:style-name="ce24"/>
          <table:table-cell table:style-name="ce2" table:number-columns-repeated="3"/>
          <table:table-cell table:number-columns-repeated="13"/>
        </table:table-row>
        <table:table-row table:style-name="ro3" table:number-rows-repeated="2">
          <table:table-cell table:number-columns-repeated="3"/>
          <table:table-cell table:style-name="ce26"/>
          <table:table-cell table:style-name="ce2" table:number-columns-repeated="3"/>
          <table:table-cell table:number-columns-repeated="13"/>
        </table:table-row>
        <table:table-row table:style-name="ro2" table:number-rows-repeated="104846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>
        <table:table-column table:style-name="co1" table:number-columns-repeated="3" table:default-cell-style-name="ce14"/>
        <table:table-row table:style-name="ro2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2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2">
          <table:table-cell table:style-name="ce54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2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2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2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2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2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2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2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2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2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2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2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I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8:32:17.85340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0T08:32:54.624126000</dc:date>
    <meta:editing-duration>P1DT2H15M58S</meta:editing-duration>
    <meta:editing-cycles>421</meta:editing-cycles>
    <meta:generator>LibreOffice/25.8.3.2$MacOSX_AARCH64 LibreOffice_project/8ca8d55c161d602844f5428fa4b58097424e324e</meta:generator>
    <meta:document-statistic meta:table-count="2" meta:cell-count="359" meta:object-count="0"/>
  </office:meta>
</office:document-meta>
</file>